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s" svg:font-family="'Times New Romance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528in"/>
    </style:style>
    <style:style style:name="co4" style:family="table-column">
      <style:table-column-properties fo:break-before="auto" style:column-width="1.4362in"/>
    </style:style>
    <style:style style:name="co5" style:family="table-column">
      <style:table-column-properties fo:break-before="auto" style:column-width="1.7736in"/>
    </style:style>
    <style:style style:name="co6" style:family="table-column">
      <style:table-column-properties fo:break-before="auto" style:column-width="1.0465in"/>
    </style:style>
    <style:style style:name="co7" style:family="table-column">
      <style:table-column-properties fo:break-before="auto" style:column-width="1.4291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1992in"/>
    </style:style>
    <style:style style:name="co10" style:family="table-column">
      <style:table-column-properties fo:break-before="auto" style:column-width="1.0591in"/>
    </style:style>
    <style:style style:name="co11" style:family="table-column">
      <style:table-column-properties fo:break-before="auto" style:column-width="1.0717in"/>
    </style:style>
    <style:style style:name="co12" style:family="table-column">
      <style:table-column-properties fo:break-before="auto" style:column-width="1.1484in"/>
    </style:style>
    <style:style style:name="co13" style:family="table-column">
      <style:table-column-properties fo:break-before="auto" style:column-width="0.8146in"/>
    </style:style>
    <style:style style:name="co14" style:family="table-column">
      <style:table-column-properties fo:break-before="auto" style:column-width="0.9827in"/>
    </style:style>
    <style:style style:name="co15" style:family="table-column">
      <style:table-column-properties fo:break-before="auto" style:column-width="1.0972in"/>
    </style:style>
    <style:style style:name="co16" style:family="table-column">
      <style:table-column-properties fo:break-before="auto" style:column-width="1.1362in"/>
    </style:style>
    <style:style style:name="co17" style:family="table-column">
      <style:table-column-properties fo:break-before="auto" style:column-width="1.1866in"/>
    </style:style>
    <style:style style:name="co18" style:family="table-column">
      <style:table-column-properties fo:break-before="auto" style:column-width="2.0291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673in" fo:break-before="auto" style:use-optimal-row-height="false"/>
    </style:style>
    <style:style style:name="ro3" style:family="table-row">
      <style:table-row-properties style:row-height="0.2709in" fo:break-before="auto" style:use-optimal-row-height="false"/>
    </style:style>
    <style:style style:name="ro5" style:family="table-row">
      <style:table-row-properties style:row-height="0.4929in" fo:break-before="auto" style:use-optimal-row-height="false"/>
    </style:style>
    <style:style style:name="ro6" style:family="table-row">
      <style:table-row-properties style:row-height="0.2957in" fo:break-before="auto" style:use-optimal-row-height="false"/>
    </style:style>
    <style:style style:name="ro7" style:family="table-row">
      <style:table-row-properties style:row-height="0.5055in" fo:break-before="auto" style:use-optimal-row-height="false"/>
    </style:style>
    <style:style style:name="ro8" style:family="table-row">
      <style:table-row-properties style:row-height="0.1846in" fo:break-before="auto" style:use-optimal-row-height="true"/>
    </style:style>
    <style:style style:name="ro9" style:family="table-row">
      <style:table-row-properties style:row-height="0.7028in" fo:break-before="auto" style:use-optimal-row-height="false"/>
    </style:style>
    <style:style style:name="ro10" style:family="table-row">
      <style:table-row-properties style:row-height="0.2071in" fo:break-before="auto" style:use-optimal-row-height="true"/>
    </style:style>
    <style:style style:name="ro11" style:family="table-row">
      <style:table-row-properties style:row-height="0.3701in" fo:break-before="auto" style:use-optimal-row-height="false"/>
    </style:style>
    <style:style style:name="ro12" style:family="table-row">
      <style:table-row-properties style:row-height="0.8291in" fo:break-before="auto" style:use-optimal-row-height="false"/>
    </style:style>
    <style:style style:name="ro13" style:family="table-row">
      <style:table-row-properties style:row-height="0.6736in" fo:break-before="auto" style:use-optimal-row-height="false"/>
    </style:style>
    <style:style style:name="ro14" style:family="table-row">
      <style:table-row-properties style:row-height="0.7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Times New Romances" fo:font-size="11pt" style:font-size-asian="11pt" style:font-size-complex="11pt"/>
    </style:style>
    <style:style style:name="ce2" style:family="table-cell" style:parent-style-name="Default">
      <style:table-cell-properties fo:border="0.06pt solid #000000"/>
      <style:text-properties style:font-name="Times New Romances" fo:font-size="11pt" fo:font-weight="bold" style:font-name-asian="WenQuanYi Micro Hei" style:font-size-asian="11pt" style:font-weight-asian="bold" style:font-name-complex="Lohit Hindi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style:font-name="Times New Romance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="0.06pt solid #000000"/>
      <style:text-properties style:font-name="Times New Romances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ext-properties style:font-name="Times New Romances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text-properties style:font-name="Times New Romances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8" style:family="table-cell" style:parent-style-name="Default">
      <style:table-cell-properties fo:wrap-option="wrap" fo:border="0.06pt solid #000000" style:vertical-align="middle"/>
      <style:text-properties style:font-name="Times New Romances" fo:font-size="11pt" style:font-size-asian="11pt" style:font-size-complex="11pt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font-name="Times New Romances" fo:font-size="11pt" style:font-size-asian="11pt" style:font-size-complex="11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/>
      <style:text-properties style:font-name="Times New Romances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Times New Romances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/>
      <style:text-properties style:font-name="Times New Romances" fo:font-size="11pt" style:font-size-asian="11pt" style:font-size-complex="11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ces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order="0.06pt solid #000000" style:vertical-align="top"/>
      <style:paragraph-properties fo:text-align="center"/>
      <style:text-properties style:font-name="Times New Romances" fo:font-size="11pt" style:font-size-asian="11pt" style:font-size-complex="11pt"/>
    </style:style>
    <style:style style:name="ce16" style:family="table-cell" style:parent-style-name="Default">
      <style:table-cell-properties fo:wrap-option="wrap" fo:border="0.06pt solid #000000" style:vertical-align="middle"/>
      <style:text-properties style:font-name="Times New Romances" fo:font-size="11pt" style:font-name-asian="WenQuanYi Micro Hei" style:font-size-asian="11pt" style:font-name-complex="Lohit Hindi" style:font-size-complex="11pt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ces" fo:font-size="11pt" style:font-size-asian="11pt" style:font-size-complex="11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19" style:family="table-cell" style:parent-style-name="Default">
      <style:table-cell-properties fo:border-bottom="0.06pt solid #000000" fo:border-left="none" fo:border-right="none" fo:border-top="none"/>
      <style:text-properties style:font-name="Times New Romances" fo:font-size="11pt" style:font-size-asian="11pt" style:font-size-complex="11pt"/>
    </style:style>
    <style:style style:name="ce20" style:family="table-cell" style:parent-style-name="Default">
      <style:table-cell-properties fo:border-bottom="none" fo:border-left="none" fo:border-right="none" fo:border-top="0.06pt solid #000000"/>
      <style:text-properties style:font-name="Times New Romances" fo:font-size="11pt" style:font-size-asian="11pt" style:font-size-complex="11pt"/>
    </style:style>
    <style:style style:name="ce21" style:family="table-cell" style:parent-style-name="Default">
      <style:table-cell-properties fo:border="0.06pt solid #000000"/>
      <style:text-properties style:font-name="Times New Romance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  <style:text-properties style:font-name="Times New Romances" fo:font-size="11pt" style:font-size-asian="11pt" style:font-size-complex="11pt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  <style:text-properties style:font-name="Times New Romances" fo:font-size="11pt" style:font-size-asian="11pt" style:font-size-complex="11pt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Times New Romances" fo:font-style="normal" style:text-underline-style="none" fo:font-weight="normal" style:font-name-asian="WenQuanYi Micro Hei" style:font-style-asian="normal" style:font-weight-asian="normal" style:font-name-complex="Lohit Hindi" style:font-style-complex="normal" style:font-weight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Liberation Sans" style:font-name-asian="WenQuanYi Micro Hei" style:font-name-complex="Lohit Hindi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-asian="WenQuanYi Micro Hei" style:font-name-complex="Lohit Hindi"/>
    </style:style>
    <style:style style:name="T9" style:family="text">
      <style:text-properties style:text-underline-style="solid" style:text-underline-width="auto" style:text-underline-color="font-color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2" table:number-columns-repeated="1008" table:default-cell-style-name="ce5"/>
        <table:table-row table:style-name="ro2">
          <table:table-cell table:style-name="ce1" office:value-type="string">
            <text:p>SI. No.<text:a xlink:href="python://o.name" xlink:type="simple">name</text:a></text:p>
            <text:p>Dt.<text:a xlink:href="python://get_date(o.date)" xlink:type="simple">date</text:a></text:p>
          </table:table-cell>
          <table:table-cell table:style-name="ce11" office:value-type="string" table:number-columns-spanned="13" table:number-rows-spanned="2">
            <text:p><text:span text:style-name="T7">FORM A.R.E – 3</text:span></text:p>
            <text:p>[See Rule 20/2 of the Central Excise (No.2 ) Rule, 2001 read with C.B.E &amp; C. Circular Nos.579/16/2001 – CX and 581/18/2001 CX]</text:p>
          </table:table-cell>
          <table:covered-table-cell table:number-columns-repeated="12" table:style-name="ce1"/>
          <table:table-cell table:style-name="ce21" office:value-type="string" table:number-columns-spanned="2" table:number-rows-spanned="2">
            <text:p><text:span text:style-name="T9">ORIGINAL</text:span></text:p>
            <text:p><text:span text:style-name="T9">DUPLICATE</text:span></text:p>
          </table:table-cell>
          <table:covered-table-cell table:style-name="ce1"/>
          <table:table-cell table:number-columns-repeated="1008"/>
        </table:table-row>
        <table:table-row table:style-name="ro3">
          <table:table-cell table:style-name="ce2" office:value-type="string">
            <text:p>Range <text:span text:style-name="T1"><text:a xlink:href="python://o.range_from and (o.range_from).upper() or ''" xlink:type="simple">range from</text:a></text:span></text:p>
          </table:table-cell>
          <table:covered-table-cell table:number-columns-repeated="15" table:style-name="ce1"/>
          <table:table-cell table:number-columns-repeated="1008"/>
        </table:table-row>
        <table:table-row table:style-name="ro5">
          <table:table-cell table:style-name="ce3" office:value-type="string">
            <text:p>Division <text:span text:style-name="T2"><text:a xlink:href="python://o.division_from and (o.division_from).upper() or ''" xlink:type="simple">division from</text:a></text:span></text:p>
          </table:table-cell>
          <table:table-cell table:style-name="ce12" office:value-type="string" table:number-columns-spanned="13" table:number-rows-spanned="1">
            <text:p>APPLICATION FOR REMOVAL OF EXCISABLE GOODS FROM A FACTORY OR A WAREHOUSE TO ANOTHER WAREHOUSE</text:p>
          </table:table-cell>
          <table:covered-table-cell table:number-columns-repeated="12" table:style-name="ce15"/>
          <table:table-cell table:style-name="ce21" office:value-type="string" table:number-columns-spanned="2" table:number-rows-spanned="1">
            <text:p><text:span text:style-name="T9">TRIPLICATE</text:span></text:p>
            <text:p><text:span text:style-name="T9">QUADRUPLICATE</text:span></text:p>
          </table:table-cell>
          <table:covered-table-cell table:style-name="ce1"/>
          <table:table-cell table:number-columns-repeated="1008"/>
        </table:table-row>
        <table:table-row table:style-name="ro6">
          <table:table-cell table:style-name="ce4" office:value-type="string" table:number-columns-spanned="16" table:number-rows-spanned="2">
            <text:p>I/ We holder (s) of Central Excise Registration No. ___<text:span text:style-name="T3"><text:a xlink:href="python://o.reg_no_from and (o.reg_no_from).upper() or ''" xlink:type="simple">reg_no_from</text:a></text:span>___ have undertaken to remove the undermentioned goods from the facetory / warehouse at ___<text:span text:style-name="T3"><text:a xlink:href="python://o.warehouse_from_id.name and (o.warehouse_from_id.name).upper() or ''" xlink:type="simple">warehouse from name</text:a></text:span>___ to the warehouse </text:p>
            <text:p>at ____<text:span text:style-name="T3"><text:a xlink:href="python://o.warehouse_to_id.name and (o.warehouse_to_id.name).upper() or ''" xlink:type="simple">warehouse to name</text:a></text:span>____ in Range ____<text:span text:style-name="T1"><text:a xlink:href="python://o.range_to and (o.range_to).upper() or ''" xlink:type="simple">range to</text:a></text:span>____ Division ____<text:span text:style-name="T2"><text:a xlink:href="python:// o.division_to and  (o.division_to).upper() or ''" xlink:type="simple">division to</text:a></text:span>_____ of Mr. /Messrs ____<text:span text:style-name="T2"><text:a xlink:href="python://o.to_mr_mess and (o.to_mr_mess).upper() or ''" xlink:type="simple">to_mr_mess</text:a></text:span>______ holder of Central Excise Registration No. ___<text:span text:style-name="T3"><text:a xlink:href="python://o.reg_no_to and (o.reg_no_to).upper() or ''" xlink:type="simple">reg_no_to</text:a></text:span>__</text:p>
            <text:p/>
          </table:table-cell>
          <table:covered-table-cell table:number-columns-repeated="15" table:style-name="ce1"/>
          <table:table-cell table:number-columns-repeated="1008"/>
        </table:table-row>
        <table:table-row table:style-name="ro7">
          <table:covered-table-cell table:number-columns-repeated="16" table:style-name="ce1"/>
          <table:table-cell table:number-columns-repeated="1008"/>
        </table:table-row>
        <table:table-row table:style-name="ro8">
          <table:table-cell table:number-columns-repeated="500"/>
          <table:table-cell office:value-type="string">
            <text:p><text:s/></text:p>
          </table:table-cell>
          <table:table-cell table:number-columns-repeated="523"/>
        </table:table-row>
        <table:table-row table:style-name="ro9">
          <table:table-cell table:style-name="ce6" office:value-type="string" table:number-columns-spanned="1" table:number-rows-spanned="2">
            <text:p>No. and Date of Entry in Warehouse Register</text:p>
          </table:table-cell>
          <table:table-cell table:style-name="ce6" office:value-type="string" table:number-columns-spanned="1" table:number-rows-spanned="2">
            <text:p>DESCRIPTION OF GOODS</text:p>
          </table:table-cell>
          <table:table-cell table:style-name="ce6" office:value-type="string" table:number-columns-spanned="1" table:number-rows-spanned="2">
            <text:p>No. and Description of Packages</text:p>
          </table:table-cell>
          <table:table-cell table:style-name="ce6" office:value-type="string" table:number-columns-spanned="1" table:number-rows-spanned="2">
            <text:p>Gross weight of Packages</text:p>
          </table:table-cell>
          <table:table-cell table:style-name="ce6" office:value-type="string" table:number-columns-spanned="1" table:number-rows-spanned="2">
            <text:p>Marks and Numbers on Packages</text:p>
          </table:table-cell>
          <table:table-cell table:style-name="ce6" office:value-type="string" table:number-columns-spanned="1" table:number-rows-spanned="2">
            <text:p>Quantity of Goods</text:p>
          </table:table-cell>
          <table:table-cell table:style-name="ce6" office:value-type="string" table:number-columns-spanned="1" table:number-rows-spanned="2">
            <text:p>Date of First Warehousing</text:p>
          </table:table-cell>
          <table:table-cell table:style-name="ce17" office:value-type="string" table:number-columns-spanned="2" table:number-rows-spanned="1">
            <text:p>Value</text:p>
          </table:table-cell>
          <table:covered-table-cell table:style-name="ce6"/>
          <table:table-cell table:style-name="ce6" office:value-type="string" table:number-columns-spanned="4" table:number-rows-spanned="1">
            <text:p>DUTY</text:p>
          </table:table-cell>
          <table:covered-table-cell table:number-columns-repeated="3" table:style-name="ce6"/>
          <table:table-cell table:style-name="ce6" office:value-type="string">
            <text:p>No. &amp; date of Invoice (s) for removal of goods</text:p>
          </table:table-cell>
          <table:table-cell table:style-name="ce6" office:value-type="string">
            <text:p>Manner of Transport</text:p>
          </table:table-cell>
          <table:table-cell table:style-name="ce6" office:value-type="string">
            <text:p>Remarks</text:p>
          </table:table-cell>
          <table:table-cell table:number-columns-repeated="1008"/>
        </table:table-row>
        <table:table-row table:style-name="ro10">
          <table:covered-table-cell table:number-columns-repeated="7" table:style-name="ce6"/>
          <table:table-cell table:style-name="ce6" table:number-columns-spanned="2" table:number-rows-spanned="1"/>
          <table:covered-table-cell table:style-name="ce6"/>
          <table:table-cell table:style-name="ce6" office:value-type="string" table:number-columns-spanned="2" table:number-rows-spanned="1">
            <text:p>Rate</text:p>
          </table:table-cell>
          <table:covered-table-cell table:style-name="ce6"/>
          <table:table-cell table:style-name="ce6" office:value-type="string" table:number-columns-spanned="2" table:number-rows-spanned="1">
            <text:p>Amount</text:p>
          </table:table-cell>
          <table:covered-table-cell table:style-name="ce6"/>
          <table:table-cell table:style-name="ce6" table:number-columns-repeated="3"/>
          <table:table-cell table:number-columns-repeated="1008"/>
        </table:table-row>
        <table:table-row table:style-name="ro11"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office:value-type="float" office:value="9" table:number-columns-spanned="2" table:number-rows-spanned="1">
            <text:p>9</text:p>
          </table:table-cell>
          <table:covered-table-cell table:style-name="ce7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7" office:value-type="float" office:value="12">
            <text:p>12</text:p>
          </table:covered-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number-columns-repeated="1008"/>
        </table:table-row>
        <table:table-row table:style-name="ro12">
          <table:table-cell table:style-name="ce8" office:value-type="string">
            <text:p><text:span text:style-name="T4"><text:a xlink:href="python://o.warehouse_register%20or%20''" xlink:type="simple">warehouse_register</text:a></text:span></text:p>
            <text:p><text:span text:style-name="T4"><text:a xlink:href="python://get_date(o.warehouse_date)" xlink:type="simple">warehouse_date</text:a></text:span></text:p>
          </table:table-cell>
          <table:table-cell table:style-name="ce8" office:value-type="string">
            <text:p><text:a xlink:href="python://o.good_description and (o.good_description).upper() or ''" xlink:type="simple">good_description</text:a></text:p>
          </table:table-cell>
          <table:table-cell table:style-name="ce8" office:value-type="string">
            <text:p><text:a xlink:href="python://o.package_description or ''" xlink:type="simple">package_description</text:a> KGS</text:p>
          </table:table-cell>
          <table:table-cell table:style-name="ce8" office:value-type="string">
            <text:p><text:a xlink:href="python://o.gross_weight or ''" xlink:type="simple">gross weight</text:a></text:p>
          </table:table-cell>
          <table:table-cell table:style-name="ce16" office:value-type="string">
            <text:p><text:span text:style-name="T8"><text:a xlink:href="python://o.marks_package or ''" xlink:type="simple">marks_package</text:a></text:span></text:p>
          </table:table-cell>
          <table:table-cell table:style-name="ce16" office:value-type="string">
            <text:p><text:span text:style-name="T8"><text:a xlink:href="python://o.good_qty or ''" xlink:type="simple">good_qty</text:a></text:span><text:span text:style-name="T8"> MT</text:span></text:p>
          </table:table-cell>
          <table:table-cell table:style-name="ce16" office:value-type="string">
            <text:p><text:span text:style-name="T8"><text:a xlink:href="python://get_date(o.warehousing_date)" xlink:type="simple">warehousing_date</text:a></text:span></text:p>
          </table:table-cell>
          <table:table-cell table:style-name="ce8" office:value-type="string">
            <text:p><text:a xlink:href="python://o.value or ''" xlink:type="simple">value</text:a></text:p>
          </table:table-cell>
          <table:table-cell table:style-name="ce16"/>
          <table:table-cell table:style-name="ce16" office:value-type="string">
            <text:p><text:span text:style-name="T8"><text:a xlink:href="python://o.duty_rate_line.duty_rate" xlink:type="simple">duty_rate</text:a></text:span><text:span text:style-name="T8"> %</text:span></text:p>
          </table:table-cell>
          <table:table-cell table:style-name="ce8"/>
          <table:table-cell table:style-name="ce16"/>
          <table:table-cell table:style-name="ce16" office:value-type="string">
            <text:p><text:span text:style-name="T8"><text:a xlink:href="python://o.duty_rate_line.amount_inr" xlink:type="simple">amount_inr</text:a></text:span></text:p>
          </table:table-cell>
          <table:table-cell table:style-name="ce8" office:value-type="string">
            <text:p><text:a xlink:href="python://o.invoice_no_id.name or ''" xlink:type="simple">invoice number</text:a></text:p>
            <text:p>DT <text:a xlink:href="python://get_date(o.invoiced_date) or ''" xlink:type="simple">invoiced_date</text:a></text:p>
          </table:table-cell>
          <table:table-cell table:style-name="ce8" office:value-type="string">
            <text:p>Truck No:</text:p>
            <text:p><text:a xlink:href="python://o.marks_package or ''" xlink:type="simple">marks_package</text:a></text:p>
          </table:table-cell>
          <table:table-cell table:style-name="ce16" office:value-type="string">
            <text:p><text:span text:style-name="T8"><text:a xlink:href="python://o.remarks and (o.remarks).upper() or ''" xlink:type="simple">remarks</text:a></text:span></text:p>
          </table:table-cell>
          <table:table-cell table:number-columns-repeated="1008"/>
        </table:table-row>
        <table:table-row table:style-name="ro13">
          <table:table-cell table:style-name="ce9" office:value-type="string" table:number-columns-spanned="11" table:number-rows-spanned="2">
            <text:p>PLACE <text:span text:style-name="T5"><text:a xlink:href="python://o.division_from and (o.division_from).upper() or ''" xlink:type="simple">division from</text:a></text:span></text:p>
            <text:p><text:span text:style-name="T6">DATE </text:span><text:span text:style-name="T6"><text:a xlink:href="python://get_date(o.date)" xlink:type="simple">date</text:a></text:span></text:p>
          </table:table-cell>
          <table:covered-table-cell table:number-columns-repeated="10" table:style-name="ce13"/>
          <table:table-cell table:style-name="ce18" office:value-type="string" table:number-columns-spanned="5" table:number-rows-spanned="2">
            <text:p/>
            <text:p>I/ We hereby declare the above particulars true</text:p>
            <text:p/>
            <text:p/>
            <text:p/>
            <text:p/>
            <text:p>Signature consignor (s) or his / their authorized agent</text:p>
          </table:table-cell>
          <table:covered-table-cell table:number-columns-repeated="3" table:style-name="ce20"/>
          <table:covered-table-cell table:style-name="ce22"/>
          <table:table-cell table:number-columns-repeated="1008"/>
        </table:table-row>
        <table:table-row table:style-name="ro14">
          <table:covered-table-cell table:style-name="ce10"/>
          <table:covered-table-cell table:number-columns-repeated="10" table:style-name="ce14"/>
          <table:covered-table-cell table:number-columns-repeated="4" table:style-name="ce19"/>
          <table:covered-table-cell table:style-name="ce23"/>
          <table:table-cell table:number-columns-repeated="1008"/>
        </table:table-row>
        <table:table-row table:style-name="ro8" table:number-rows-repeated="104856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s" svg:font-family="'Times New Romance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25T16:32:01</meta:creation-date>
    <dc:date>2015-01-26T10:15:37</dc:date>
    <dc:creator>TrongNguyen </dc:creator>
    <meta:editing-duration>PT2H18M58S</meta:editing-duration>
    <meta:editing-cycles>31</meta:editing-cycles>
    <meta:generator>LibreOffice/3.5$Linux_x86 LibreOffice_project/350m1$Build-2</meta:generator>
    <meta:document-statistic meta:table-count="3" meta:cell-count="52" meta:object-count="0"/>
  </office:meta>
</office:document-meta>
</file>